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d5acb" officeooo:paragraph-rsid="001d5acb"/>
    </style:style>
    <style:style style:name="T1" style:family="text">
      <style:text-properties officeooo:rsid="001d5a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pan text:style-name="T1">1)</text:span>exam@debian:~$ mkdir fisat</text:p>
      <text:p text:style-name="Standard">exam@debian:~$ mkdir day1</text:p>
      <text:p text:style-name="Standard">exam@debian:~$ mkdir day2</text:p>
      <text:p text:style-name="Standard">exam@debian:~$ mkdir day3</text:p>
      <text:p text:style-name="Standard"/>
      <text:p text:style-name="Standard">exam@debian:~/fisat$ mkdir day1</text:p>
      <text:p text:style-name="Standard">exam@debian:~/fisat$ cd day1</text:p>
      <text:p text:style-name="Standard">exam@debian:~/fisat/day1$ vi f1.txt</text:p>
      <text:p text:style-name="Standard">exam@debian:~/fisat/day1$ cat f1.txt</text:p>
      <text:p text:style-name="Standard">this is first file</text:p>
      <text:p text:style-name="Standard">exam@debian:~/fisat/day1$ vi f2.txt</text:p>
      <text:p text:style-name="Standard">exam@debian:~/fisat/day1$ cat f2.txt</text:p>
      <text:p text:style-name="Standard">this is second file</text:p>
      <text:p text:style-name="Standard">exam@debian:~/fisat/day1$ vi f3.txt</text:p>
      <text:p text:style-name="Standard">exam@debian:~/fisat/day1$ cat f3.txt</text:p>
      <text:p text:style-name="Standard">this is third file</text:p>
      <text:p text:style-name="Standard">exam@debian:~/fisat/day1$ ls</text:p>
      <text:p text:style-name="Standard">f1.txt <text:s/>f2.txt <text:s/>f3.txt</text:p>
      <text:p text:style-name="Standard">exam@debian:~/fisat/day1$ cd ..</text:p>
      <text:p text:style-name="Standard">exam@debian:~/fisat$ mkdir day2</text:p>
      <text:p text:style-name="Standard">exam@debian:~/fisat$ cd day2</text:p>
      <text:p text:style-name="Standard">exam@debian:~/fisat/day2$ vi m1.txt</text:p>
      <text:p text:style-name="Standard">exam@debian:~/fisat/day2$ cat m1.txt</text:p>
      <text:p text:style-name="Standard">m1 is a file in day2</text:p>
      <text:p text:style-name="Standard">exam@debian:~/fisat/day2$ vi m2.txt</text:p>
      <text:p text:style-name="Standard">exam@debian:~/fisat/day2$ cat m2.txt</text:p>
      <text:p text:style-name="Standard">m2 is a file in day2</text:p>
      <text:p text:style-name="Standard">exam@debian:~/fisat/day2$ ls</text:p>
      <text:p text:style-name="Standard">m1.txt <text:s/>m2.txt</text:p>
      <text:p text:style-name="Standard">exam@debian:~/fisat/day2$ cd ..</text:p>
      <text:p text:style-name="Standard">exam@debian:~/fisat$ mkdir day3</text:p>
      <text:p text:style-name="Standard">exam@debian:~/fisat$ cd day3</text:p>
      <text:p text:style-name="Standard">exam@debian:~/fisat/day3$ cat &gt; c1.txt</text:p>
      <text:p text:style-name="Standard">c1 is a file in day3</text:p>
      <text:p text:style-name="Standard">exam@debian:~/fisat/day3$ cat c1.txt</text:p>
      <text:p text:style-name="Standard">c1 is a file in day3</text:p>
      <text:p text:style-name="Standard">exam@debian:~/fisat/day3$ echo c2 is a file in day3 &gt; c2.txt</text:p>
      <text:p text:style-name="Standard">exam@debian:~/fisat/day3$ cat c2.txt</text:p>
      <text:p text:style-name="Standard">c2 is a file in day3</text:p>
      <text:p text:style-name="Standard">exam@debian:~/fisat/day3$ ls</text:p>
      <text:p text:style-name="Standard">c1.txt <text:s/>c2.txt</text:p>
      <text:p text:style-name="Standard"/>
      <text:p text:style-name="P1">Q2)</text:p>
      <text:p text:style-name="P1">exam@debian:~/fisat$ cp -r day2/m3.txt day3/c3.txt</text:p>
      <text:p text:style-name="P1">exam@debian:~/fisat/day3$ cat c3.txt</text:p>
      <text:p text:style-name="P1">m2 is a file in day2</text:p>
      <text:p text:style-name="P1"/>
      <text:p text:style-name="P1">Q3)</text:p>
      <text:p text:style-name="P1"/>
      <text:p text:style-name="P1">exam@debian:~/fisat$ ls -l f1.txt</text:p>
      <text:p text:style-name="P1">ls: cannot access 'f1.txt': No such file or directory</text:p>
      <text:p text:style-name="P1"><text:soft-page-break/>exam@debian:~/fisat$ cd day1</text:p>
      <text:p text:style-name="P1">exam@debian:~/fisat/day1$ ls -l f1.txt</text:p>
      <text:p text:style-name="P1">-rw-r--r-- 1 exam exam 19 Oct <text:s/>8 11:02 f1.txt</text:p>
      <text:p text:style-name="P1">exam@debian:~/fisat/day1$ chmod g-wx f1.txt</text:p>
      <text:p text:style-name="P1">exam@debian:~/fisat/day1$ ls -i f1.txt</text:p>
      <text:p text:style-name="P1">3276965 f1.txt</text:p>
      <text:p text:style-name="P1"/>
      <text:p text:style-name="P1">Q4)</text:p>
      <text:p text:style-name="P1">exam@debian:~/fisat/day1$ ps</text:p>
      <text:p text:style-name="P1"><text:s text:c="4"/>PID TTY <text:s text:c="9"/>TIME CMD</text:p>
      <text:p text:style-name="P1"><text:s text:c="3"/>8457 pts/1 <text:s text:c="3"/>00:00:00 bash</text:p>
      <text:p text:style-name="P1"><text:s text:c="3"/>9001 pts/1 <text:s text:c="3"/>00:00:00 ps</text:p>
      <text:p text:style-name="P1"/>
      <text:p text:style-name="P1">Q5)</text:p>
      <text:p text:style-name="P1">exam@debian:~/fisat/day1$ pwd</text:p>
      <text:p text:style-name="P1">/home/exam/fisat/day1</text:p>
      <text:p text:style-name="P1"/>
      <text:p text:style-name="Standard"><text:span text:style-name="T1">2)</text:span>echo "enter radius"</text:p>
      <text:p text:style-name="Standard">read r</text:p>
      <text:p text:style-name="Standard">echo "enter length"</text:p>
      <text:p text:style-name="Standard">read l</text:p>
      <text:p text:style-name="Standard">echo "enter breadth"</text:p>
      <text:p text:style-name="Standard">read b</text:p>
      <text:p text:style-name="Standard">echo "enter height"</text:p>
      <text:p text:style-name="Standard">read h</text:p>
      <text:p text:style-name="Standard">pi=3</text:p>
      <text:p text:style-name="Standard">echo $c</text:p>
      <text:p text:style-name="Standard">echo -e "1.area of circle \n 2. area of rectangle \n 3.area of triangle"</text:p>
      <text:p text:style-name="Standard">echo "enter choice"</text:p>
      <text:p text:style-name="Standard">read ch</text:p>
      <text:p text:style-name="Standard">case $ch in</text:p>
      <text:p text:style-name="Standard"><text:s text:c="4"/>1)area=` expr $pi \* $r \* $r ` </text:p>
      <text:p text:style-name="Standard"><text:s text:c="6"/>echo <text:s/>"area of circle is $area" ;;</text:p>
      <text:p text:style-name="Standard"><text:s text:c="4"/>2)area=`expr $l \* $b`</text:p>
      <text:p text:style-name="Standard"><text:s text:c="6"/>echo "area of rectangle is $area" ;;</text:p>
      <text:p text:style-name="Standard"><text:s text:c="4"/>3)area=`expr <text:s text:c="2"/>$b \* $h / 2`</text:p>
      <text:p text:style-name="Standard"><text:s text:c="6"/>echo <text:s/>"area of triangle is $area" ;;</text:p>
      <text:p text:style-name="Standard"><text:s text:c="4"/>esac</text:p>
      <text:p text:style-name="Standard"/>
      <text:p text:style-name="P1">output</text:p>
      <text:p text:style-name="P1"/>
      <text:p text:style-name="P1">exam@debian:~$ bash area.sh</text:p>
      <text:p text:style-name="P1">enter radius</text:p>
      <text:p text:style-name="P1">3</text:p>
      <text:p text:style-name="P1">enter length</text:p>
      <text:p text:style-name="P1">4</text:p>
      <text:p text:style-name="P1">enter breadth</text:p>
      <text:p text:style-name="P1">5</text:p>
      <text:p text:style-name="P1">enter height</text:p>
      <text:p text:style-name="P1">6</text:p>
      <text:p text:style-name="P1"/>
      <text:p text:style-name="P1">1.area of circle </text:p>
      <text:p text:style-name="P1"><text:soft-page-break/><text:s/>2. area of rectangle </text:p>
      <text:p text:style-name="P1"><text:s/>3.area of triangle</text:p>
      <text:p text:style-name="P1">enter choice</text:p>
      <text:p text:style-name="P1">1</text:p>
      <text:p text:style-name="P1">area of circle is 27</text:p>
      <text:p text:style-name="P1">exam@debian:~$ bash area.sh</text:p>
      <text:p text:style-name="P1">enter radius</text:p>
      <text:p text:style-name="P1">3</text:p>
      <text:p text:style-name="P1">enter length</text:p>
      <text:p text:style-name="P1">4</text:p>
      <text:p text:style-name="P1">enter breadth</text:p>
      <text:p text:style-name="P1">5</text:p>
      <text:p text:style-name="P1">enter height</text:p>
      <text:p text:style-name="P1">6</text:p>
      <text:p text:style-name="P1"/>
      <text:p text:style-name="P1">1.area of circle </text:p>
      <text:p text:style-name="P1"><text:s/>2. area of rectangle </text:p>
      <text:p text:style-name="P1"><text:s/>3.area of triangle</text:p>
      <text:p text:style-name="P1">enter choice</text:p>
      <text:p text:style-name="P1">2</text:p>
      <text:p text:style-name="P1">area of rectangle is 20</text:p>
      <text:p text:style-name="P1">exam@debian:~$ bash area.sh</text:p>
      <text:p text:style-name="P1">enter radius</text:p>
      <text:p text:style-name="P1">3</text:p>
      <text:p text:style-name="P1">enter length</text:p>
      <text:p text:style-name="P1">4</text:p>
      <text:p text:style-name="P1">enter breadth</text:p>
      <text:p text:style-name="P1">5</text:p>
      <text:p text:style-name="P1">enter height</text:p>
      <text:p text:style-name="P1">6</text:p>
      <text:p text:style-name="P1"/>
      <text:p text:style-name="P1">1.area of circle </text:p>
      <text:p text:style-name="P1"><text:s/>2. area of rectangle </text:p>
      <text:p text:style-name="P1"><text:s/>3.area of triangle</text:p>
      <text:p text:style-name="P1">enter choice</text:p>
      <text:p text:style-name="P1">3</text:p>
      <text:p text:style-name="P1">area of triangle is 15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2:18:58.728676255</meta:creation-date>
    <dc:date>2021-10-08T12:26:49.585932803</dc:date>
    <meta:editing-duration>PT7M52S</meta:editing-duration>
    <meta:editing-cycles>1</meta:editing-cycles>
    <meta:document-statistic meta:table-count="0" meta:image-count="0" meta:object-count="0" meta:page-count="3" meta:paragraph-count="128" meta:word-count="401" meta:character-count="2704" meta:non-whitespace-character-count="2351"/>
    <meta:generator>LibreOffice/7.0.4.2$Linux_X86_64 LibreOffice_project/00$Build-2</meta:generator>
  </office:meta>
</office:document-meta>
</file>